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SelectedEvent.AreaSelectedEvent( MapComponent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SelectedEvent.getMap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